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a187" officeooo:paragraph-rsid="0017a187"/>
    </style:style>
    <style:style style:name="P2" style:family="paragraph" style:parent-style-name="Standard">
      <style:text-properties officeooo:rsid="0010eb0b" officeooo:paragraph-rsid="0010eb0b"/>
    </style:style>
    <style:style style:name="P3" style:family="paragraph" style:parent-style-name="Standard">
      <style:text-properties officeooo:rsid="002a9dfc" officeooo:paragraph-rsid="002a9dfc"/>
    </style:style>
    <style:style style:name="P4" style:family="paragraph" style:parent-style-name="Standard">
      <style:text-properties officeooo:rsid="0015b3af" officeooo:paragraph-rsid="0015b3af"/>
    </style:style>
    <style:style style:name="P5" style:family="paragraph" style:parent-style-name="Standard" style:list-style-name="L1">
      <style:text-properties officeooo:rsid="0023a16f" officeooo:paragraph-rsid="0023a16f"/>
    </style:style>
    <style:style style:name="P6" style:family="paragraph" style:parent-style-name="Standard" style:list-style-name="L2">
      <style:text-properties officeooo:rsid="0024c709" officeooo:paragraph-rsid="0023a16f"/>
    </style:style>
    <style:style style:name="P7" style:family="paragraph" style:parent-style-name="Standard" style:list-style-name="L2">
      <style:text-properties officeooo:rsid="0010eb0b" officeooo:paragraph-rsid="0010eb0b"/>
    </style:style>
    <style:style style:name="P8" style:family="paragraph" style:parent-style-name="Standard" style:list-style-name="L3">
      <style:text-properties officeooo:paragraph-rsid="0033f2d5"/>
    </style:style>
    <style:style style:name="P9" style:family="paragraph" style:parent-style-name="Standard" style:list-style-name="L3">
      <style:text-properties officeooo:rsid="002cb862" officeooo:paragraph-rsid="002cb862"/>
    </style:style>
    <style:style style:name="P10" style:family="paragraph" style:parent-style-name="Standard" style:list-style-name="L3">
      <style:text-properties officeooo:rsid="002f9136" officeooo:paragraph-rsid="002f9136"/>
    </style:style>
    <style:style style:name="P11" style:family="paragraph" style:parent-style-name="Standard" style:list-style-name="L3">
      <style:text-properties officeooo:rsid="0036f8ee" officeooo:paragraph-rsid="0036f8ee"/>
    </style:style>
    <style:style style:name="P12" style:family="paragraph" style:parent-style-name="Standard" style:list-style-name="L3">
      <style:text-properties officeooo:rsid="00344f09" officeooo:paragraph-rsid="00344f09"/>
    </style:style>
    <style:style style:name="P13" style:family="paragraph" style:parent-style-name="Standard" style:list-style-name="L3">
      <style:text-properties officeooo:rsid="003515a3" officeooo:paragraph-rsid="003515a3"/>
    </style:style>
    <style:style style:name="P14" style:family="paragraph" style:parent-style-name="Standard" style:list-style-name="L3">
      <style:text-properties officeooo:rsid="0034cb62" officeooo:paragraph-rsid="0034cb62"/>
    </style:style>
    <style:style style:name="P15" style:family="paragraph" style:parent-style-name="Standard" style:list-style-name="L1">
      <style:text-properties officeooo:rsid="0017a187"/>
    </style:style>
    <style:style style:name="P16" style:family="paragraph" style:parent-style-name="Standard">
      <style:text-properties officeooo:rsid="003a7047" officeooo:paragraph-rsid="003a7047"/>
    </style:style>
    <style:style style:name="P17" style:family="paragraph" style:parent-style-name="Standard" style:list-style-name="L4">
      <style:text-properties officeooo:rsid="003a7047" officeooo:paragraph-rsid="003a7047"/>
    </style:style>
    <style:style style:name="T1" style:family="text">
      <style:text-properties officeooo:rsid="0016c5af"/>
    </style:style>
    <style:style style:name="T2" style:family="text">
      <style:text-properties officeooo:rsid="001a78ee"/>
    </style:style>
    <style:style style:name="T3" style:family="text">
      <style:text-properties officeooo:rsid="0033f2d5"/>
    </style:style>
    <style:style style:name="T4" style:family="text">
      <style:text-properties officeooo:rsid="0039b31e"/>
    </style:style>
    <style:style style:name="T5" style:family="text">
      <style:text-properties officeooo:rsid="003bff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85176667" text:style-name="L1">
        <text:list-item>
          <text:p text:style-name="P5">The length of the smoothing_filter is based on the FFT_window size, but in the current implementation, those windows may or may not overlap…</text:p>
        </text:list-item>
      </text:list>
      <text:list xml:id="list2340282485" text:style-name="L2">
        <text:list-item>
          <text:p text:style-name="P6">→ <text:s/>create a FFT_features_per_second param?</text:p>
        </text:list-item>
        <text:list-item>
          <text:p text:style-name="P7">Pull out audio cable / turn off all sound <text:span text:style-name="T2">+</text:span> see what happens if you restart</text:p>
        </text:list-item>
      </text:list>
      <text:p text:style-name="P2"/>
      <text:p text:style-name="P3">ToDo:</text:p>
      <text:list xml:id="list2490062491" text:style-name="L3">
        <text:list-item>
          <text:p text:style-name="P9">Replace rolling stats window with a trailing Gaussian instead of box</text:p>
        </text:list-item>
        <text:list-item>
          <text:p text:style-name="P10">Apply outlier clipping to FFT features</text:p>
        </text:list-item>
        <text:list-item>
          <text:p text:style-name="P11">Pull out the PyAudio streaming component <text:span text:style-name="T4">as a separate class </text:span>from the Stream_Analyzer</text:p>
        </text:list-item>
        <text:list-item>
          <text:p text:style-name="P8"><text:span text:style-name="T3">Try median filtering for HPDecomp: </text:span><text:a xlink:type="simple" xlink:href="https://www.audiolabs-erlangen.de/resources/MIR/FMP/C8/C8S1_HPS.html" text:style-name="Internet_20_link" text:visited-style-name="Visited_20_Internet_20_Link">https://www.audiolabs-erlangen.de/resources/MIR/FMP/C8/C8S1_HPS.html</text:a></text:p>
        </text:list-item>
        <text:list-item>
          <text:p text:style-name="P12">Add controllable base-mid-snare regions</text:p>
        </text:list-item>
        <text:list-item>
          <text:p text:style-name="P13">Make an option to visualize only a certain region of the spectrum</text:p>
        </text:list-item>
        <text:list-item>
          <text:p text:style-name="P14">Use those regions + median filtered buffers to creat beat signals</text:p>
        </text:list-item>
      </text:list>
      <text:p text:style-name="P2"/>
      <text:p text:style-name="P2"/>
      <text:p text:style-name="P16">Insights:</text:p>
      <text:list xml:id="list3855204604" text:style-name="L4">
        <text:list-item>
          <text:p text:style-name="P17">Many base beats roll over the lower part of the spectrum in one ‘drop’ → You have to make the bandpas<text:span text:style-name="T5">s</text:span> filter small enough to register a clear onset/peak/rolloff</text:p>
        </text:list-item>
      </text:list>
      <text:p text:style-name="P2"/>
      <text:p text:style-name="P2"/>
      <text:p text:style-name="P4">Useful links:</text:p>
      <text:p text:style-name="P4"/>
      <text:p text:style-name="P4">Harmonic-Percussive-Decompos<text:span text:style-name="T1">i</text:span>tion:</text:p>
      <text:p text:style-name="P4"><text:a xlink:type="simple" xlink:href="https://www.audiolabs-erlangen.de/resources/MIR/FMP/C8/C8S1_HPS.html" text:style-name="Internet_20_link" text:visited-style-name="Visited_20_Internet_20_Link">https://www.audiolabs-erlangen.de/resources/MIR/FMP/C8/C8S1_HPS.html</text:a></text:p>
      <text:p text:style-name="P4"/>
      <text:p text:style-name="P1">FFT / audio course:</text:p>
      <text:list xml:id="list215816576422614" text:continue-list="list3285176667" text:style-name="L1">
        <text:list-item>
          <text:p text:style-name="P15"><text:a xlink:type="simple" xlink:href="https://www.parallelcube.com/2018/03/10/frequency-spectrum-using-fmod-and-ue4/" text:style-name="Internet_20_link" text:visited-style-name="Visited_20_Internet_20_Link">https://www.parallelcube.com/2018/03/10/frequency-spectrum-using-fmod-and-ue4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2:39:05.657700296</meta:creation-date>
    <meta:generator>LibreOffice/6.0.7.3$Linux_X86_64 LibreOffice_project/00m0$Build-3</meta:generator>
    <dc:date>2020-05-09T21:58:16.236591618</dc:date>
    <meta:editing-duration>PT7H33M36S</meta:editing-duration>
    <meta:editing-cycles>36</meta:editing-cycles>
    <meta:document-statistic meta:table-count="0" meta:image-count="0" meta:object-count="0" meta:page-count="1" meta:paragraph-count="18" meta:word-count="159" meta:character-count="1119" meta:non-whitespace-character-count="989"/>
  </office:meta>
</office:document-meta>
</file>